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286" officeooo:paragraph-rsid="00117286"/>
    </style:style>
    <style:style style:name="P2" style:family="paragraph" style:parent-style-name="Standard">
      <style:text-properties officeooo:paragraph-rsid="00117286"/>
    </style:style>
    <style:style style:name="T1" style:family="text">
      <style:text-properties officeooo:rsid="00117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tudy does not require IRB approval due to its qualification as “Coded* or De-Identified Private Information or Human Biological Specimens”[1] and the confirmation of the following qualifications:</text:p>
      <text:p text:style-name="P1"/>
      <text:p text:style-name="P1">1. The private information or specimens were/are not collected specifically for the currently</text:p>
      <text:p text:style-name="P1">proposed research project through an interaction or intervention with living individuals;</text:p>
      <text:p text:style-name="P1"/>
      <text:p text:style-name="P1">2. The investigator can confirm that the use of the private information or specimens is not in</text:p>
      <text:p text:style-name="P1">violation of the terms of use under which the information or specimens were/will be collected;</text:p>
      <text:p text:style-name="P1"/>
      <text:p text:style-name="P1">3. The investigator will only receive information or specimens that are fully de-identified. De-</text:p>
      <text:p text:style-name="P1">identified means that the materials to be studied are devoid of any of the 18 Protected Health</text:p>
      <text:p text:style-name="P1">Information elements set forth in the Privacy Rule, as well as any codes that would enable</text:p>
      <text:p text:style-name="P1">linkage of the information or specimens to individual identifiers and does not contain</text:p>
      <text:p text:style-name="P1">information or detail such that identities may readily be ascertained (for example,</text:p>
      <text:p text:style-name="P1">demographics and the existence of a rare disease or condition ;</text:p>
      <text:p text:style-name="P1">Note: To be considered de-identified, nobody, including individuals who are not involved in</text:p>
      <text:p text:style-name="P1">the conduct of the project, should be able to link the information or specimens back to</text:p>
      <text:p text:style-name="P1">identifiers.</text:p>
      <text:p text:style-name="P1"/>
      <text:p text:style-name="P1">4. The investigator(s)** do not know and cannot readily ascertain the identity of the individual(s)</text:p>
      <text:p text:style-name="P1">to whom the coded private information or specimens pertain because, for example:</text:p>
      <text:p text:style-name="P1">a. the investigators and the holder of the key enter into an agreement prohibiting</text:p>
      <text:p text:style-name="P1">the release of the key to the investigators under any circumstances, until the</text:p>
      <text:p text:style-name="P1">individuals are deceased (note that the HHS regulations do not require the IRB</text:p>
      <text:p text:style-name="P1">to review and approve this agreement);</text:p>
      <text:p text:style-name="P1">b. there are IRB-approved written policies and operating procedures for a</text:p>
      <text:p text:style-name="P1">repository or data management center that prohibit the release of the key to the</text:p>
      <text:p text:style-name="P1">investigators under any circumstances, until the individuals are deceased; or</text:p>
      <text:p text:style-name="P1">c. there are other legal requirements prohibiting the release of the key to the</text:p>
      <text:p text:style-name="P1">investigators, until the individuals are deceased, and</text:p>
      <text:p text:style-name="P1"/>
      <text:p text:style-name="P1">5. Drugs and/or specimens are not being used to test the effectiveness of a medical device or as</text:p>
      <text:p text:style-name="P1">a control in an investigation of an investigational device and the results of the activity are to be</text:p>
      <text:p text:style-name="P1">submitted to the FDA or held for inspection by the FDA;</text:p>
      <text:p text:style-name="P1"/>
      <text:p text:style-name="P1">6. The records/images/charts that are being collected for this study are not from individuals who</text:p>
      <text:p text:style-name="P1">are or will become recipients of an FDA regulated product (approved or experimental) or act as</text:p>
      <text:p text:style-name="P1">3/2018 HPa control as directed by a research protocol and not by medical practice, and the results are to</text:p>
      <text:p text:style-name="P1">be submitted to the FDA or held for inspection by the FDA.</text:p>
      <text:p text:style-name="P1"/>
      <text:p text:style-name="P1">__________________________________________________________________________________</text:p>
      <text:p text:style-name="P1"/>
      <text:p text:style-name="P2"><text:span text:style-name="T1">1. </text:span><text:a xlink:type="simple" xlink:href="https://research.wayne.edu/irb/04_2015_forms/hpr_determination_guidance_activities_that_are_not_hpr_4_16_18.pdf" text:style-name="Internet_20_link" text:visited-style-name="Visited_20_Internet_20_Link"><text:span text:style-name="T1">WSU Pamphlet on Studies that Don't Require an IRB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5:50:08.312761722</meta:creation-date>
    <dc:date>2018-10-25T05:53:39.008919880</dc:date>
    <meta:editing-duration>PT3M31S</meta:editing-duration>
    <meta:editing-cycles>1</meta:editing-cycles>
    <meta:document-statistic meta:table-count="0" meta:image-count="0" meta:object-count="0" meta:page-count="1" meta:paragraph-count="34" meta:word-count="446" meta:character-count="2829" meta:non-whitespace-character-count="2417"/>
    <meta:generator>LibreOffice/5.1.6.2$Linux_X86_64 LibreOffice_project/10m0$Build-2</meta:generator>
  </office:meta>
</office:document-meta>
</file>